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dvPTimes" svg:font-family="AdvPTimes" style:font-family-generic="roman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AdvPTimes" style:font-size-asian="12pt" style:font-name-complex="AdvPTimes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default-cell-style-name="ce9"/>
        <table:table-row table:style-name="ro1">
          <table:table-cell table:style-name="ce1" office:value-type="string">
            <text:p>Dependent variable</text:p>
          </table:table-cell>
          <table:table-cell table:style-name="ce1" office:value-type="string">
            <text:p>Symbol</text:p>
          </table:table-cell>
          <table:table-cell table:style-name="ce1" office:value-type="string">
            <text:p>Source</text:p>
          </table:table-cell>
          <table:table-cell table:style-name="ce7" office:value-type="string">
            <text:p>Comments</text:p>
          </table:table-cell>
        </table:table-row>
        <table:table-row table:style-name="ro1">
          <table:table-cell table:style-name="ce2" office:value-type="string">
            <text:p>Energy costs of transport to work</text:p>
          </table:table-cell>
          <table:table-cell table:style-name="ce3" office:value-type="string">
            <text:p>Et</text:p>
          </table:table-cell>
          <table:table-cell table:style-name="ce3" office:value-type="string">
            <text:p>Various</text:p>
          </table:table-cell>
          <table:table-cell table:style-name="ce8" office:value-type="string">
            <text:p>Calculated as a function of the proceeding variables (eq. 1, 2)</text:p>
          </table:table-cell>
        </table:table-row>
        <table:table-row table:style-name="ro1">
          <table:table-cell table:style-name="ce3" office:value-type="string">
            <text:p>Distance and mode travelled to work</text:p>
          </table:table-cell>
          <table:table-cell table:style-name="ce3" office:value-type="string">
            <text:p>d, m</text:p>
          </table:table-cell>
          <table:table-cell office:value-type="string">
            <text:p>Casweb ST129</text:p>
          </table:table-cell>
          <table:table-cell office:value-type="string">
            <text:p>Categorical data, distance to be converted into continuous variable</text:p>
          </table:table-cell>
        </table:table-row>
        <table:table-row table:style-name="ro2">
          <table:table-cell office:value-type="string">
            <text:p>Average vehicle efficiency</text:p>
          </table:table-cell>
          <table:table-cell office:value-type="string">
            <text:p>Ef</text:p>
          </table:table-cell>
          <table:table-cell office:value-type="string">
            <text:p>DfT <text:s/>and estimates from literature</text:p>
          </table:table-cell>
          <table:table-cell office:value-type="string">
            <text:p>Bespoke emissions banding data (CAS ward level) provided by DfT used as proxy of fleet efficiency.</text:p>
          </table:table-cell>
        </table:table-row>
        <table:table-row table:style-name="ro2">
          <table:table-cell office:value-type="string">
            <text:p>Embodied energy of vehicle</text:p>
          </table:table-cell>
          <table:table-cell office:value-type="string">
            <text:p>Emv</text:p>
          </table:table-cell>
          <table:table-cell office:value-type="string">
            <text:p>MacKay (2009), <text:s/>DfT data</text:p>
          </table:table-cell>
          <table:table-cell office:value-type="string">
            <text:p>MacKay's Emv estimate weighted by DfT registration data </text:p>
          </table:table-cell>
        </table:table-row>
        <table:table-row table:style-name="ro2">
          <table:table-cell office:value-type="string">
            <text:p>Embodied energy of guideway (e.g. road)</text:p>
          </table:table-cell>
          <table:table-cell office:value-type="string">
            <text:p>Emg</text:p>
          </table:table-cell>
          <table:table-cell office:value-type="string">
            <text:p>-</text:p>
          </table:table-cell>
          <table:table-cell office:value-type="string">
            <text:p>No good data yet available for this, will include if data emerges</text:p>
          </table:table-cell>
        </table:table-row>
        <table:table-row table:style-name="ro2">
          <table:table-cell table:style-name="ce5" office:value-type="string">
            <text:p>Explanatory variable</text:p>
          </table:table-cell>
          <table:table-cell table:style-name="ce5" office:value-type="string">
            <text:p>Symbol</text:p>
          </table:table-cell>
          <table:table-cell table:style-name="ce5" office:value-type="string">
            <text:p>Source</text:p>
          </table:table-cell>
          <table:table-cell table:style-name="ce10" office:value-type="string">
            <text:p>Comments</text:p>
          </table:table-cell>
        </table:table-row>
        <table:table-row table:style-name="ro3">
          <table:table-cell table:style-name="ce6" office:value-type="string">
            <text:p><text:span text:style-name="T1">Steepness (% of land</text:span><text:span text:style-name="T2"> with mean slope &gt; 3%)</text:span></text:p>
          </table:table-cell>
          <table:table-cell office:value-type="string">
            <text:p>Steep</text:p>
          </table:table-cell>
          <table:table-cell office:value-type="string">
            <text:p>Shuttle's SRTM data</text:p>
          </table:table-cell>
          <table:table-cell office:value-type="string">
            <text:p>Steepness data inferred from the Shuttle's elevation data</text:p>
          </table:table-cell>
        </table:table-row>
        <table:table-row table:style-name="ro2">
          <table:table-cell office:value-type="string">
            <text:p>Population density</text:p>
          </table:table-cell>
          <table:table-cell office:value-type="string">
            <text:p>Dens</text:p>
          </table:table-cell>
          <table:table-cell office:value-type="string">
            <text:p>Casweb ST001</text:p>
          </table:table-cell>
          <table:table-cell office:value-type="string">
            <text:p>Ward population / ward area</text:p>
          </table:table-cell>
        </table:table-row>
        <table:table-row table:style-name="ro2">
          <table:table-cell office:value-type="string">
            <text:p>Public transport</text:p>
          </table:table-cell>
          <table:table-cell office:value-type="string">
            <text:p>Pub</text:p>
          </table:table-cell>
          <table:table-cell office:value-type="string">
            <text:p>DfT, Guardian</text:p>
          </table:table-cell>
          <table:table-cell office:value-type="string">
            <text:p>N. light rail and bus trips (2004-2009) at regional and LA level all bus stops coordinate</text:p>
          </table:table-cell>
        </table:table-row>
        <table:table-row table:style-name="ro2">
          <table:table-cell office:value-type="string">
            <text:p>Bicycle infrastructure</text:p>
          </table:table-cell>
          <table:table-cell office:value-type="string">
            <text:p>Bicy</text:p>
          </table:table-cell>
          <table:table-cell office:value-type="string">
            <text:p>Open Cycle Map</text:p>
          </table:table-cell>
          <table:table-cell office:value-type="string">
            <text:p>Proxy of cycling infrastructure available as open source data</text:p>
          </table:table-cell>
        </table:table-row>
        <table:table-row table:style-name="ro2">
          <table:table-cell office:value-type="string">
            <text:p>Employment prospects</text:p>
          </table:table-cell>
          <table:table-cell office:value-type="string">
            <text:p>Empl</text:p>
          </table:table-cell>
          <table:table-cell office:value-type="string">
            <text:p>Casweb ST035</text:p>
          </table:table-cell>
          <table:table-cell office:value-type="string">
            <text:p>Unemployment levels in each ward </text:p>
          </table:table-cell>
        </table:table-row>
        <table:table-row table:style-name="ro2">
          <table:table-cell office:value-type="string">
            <text:p>Car ownership</text:p>
          </table:table-cell>
          <table:table-cell office:value-type="string">
            <text:p>CarOw</text:p>
          </table:table-cell>
          <table:table-cell office:value-type="string">
            <text:p>Casweb ST061</text:p>
          </table:table-cell>
          <table:table-cell office:value-type="string">
            <text:p>Available at ST ward level</text:p>
          </table:table-cell>
        </table:table-row>
        <table:table-row table:style-name="ro2">
          <table:table-cell office:value-type="string">
            <text:p>Distance from work centre</text:p>
          </table:table-cell>
          <table:table-cell office:value-type="string">
            <text:p>Dcent</text:p>
          </table:table-cell>
          <table:table-cell office:value-type="string">
            <text:p>TTW zones</text:p>
          </table:table-cell>
          <table:table-cell office:value-type="string">
            <text:p>Ward centre to TTW centre</text:p>
          </table:table-cell>
        </table:table-row>
        <table:table-row table:style-name="ro2">
          <table:table-cell table:style-name="Default"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dvPTimes" svg:font-family="AdvPTimes" style:font-family-generic="roman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4-22T09:31:35</meta:creation-date>
    <dc:date>2013-04-22T09:32:40</dc:date>
    <dc:creator>robin </dc:creator>
    <meta:editing-duration>P0D</meta:editing-duration>
    <meta:editing-cycles>1</meta:editing-cycles>
    <meta:document-statistic meta:table-count="3" meta:cell-count="56" meta:object-count="0"/>
    <meta:generator>LibreOffice/3.5$Linux_X86_64 LibreOffice_project/350m1$Build-2</meta:generator>
  </office:meta>
</office:document-meta>
</file>